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55055" officeooo:paragraph-rsid="00155055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55055" officeooo:paragraph-rsid="0015505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914bb" officeooo:paragraph-rsid="001914b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b2089" officeooo:paragraph-rsid="001b2089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1cdedb" officeooo:paragraph-rsid="001cdedb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1cdedb" officeooo:paragraph-rsid="001e1a52" style:font-size-asian="10.5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fo:font-weight="normal" officeooo:rsid="001cdedb" officeooo:paragraph-rsid="001ec4b5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1e1a52" officeooo:paragraph-rsid="001e1a5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e1a52" officeooo:paragraph-rsid="001ec4b5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weight="normal" officeooo:rsid="001e1a52" officeooo:paragraph-rsid="001ec4b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b2089" officeooo:paragraph-rsid="001b208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b2089" officeooo:paragraph-rsid="001ec4b5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weight="normal" officeooo:rsid="001ec4b5" officeooo:paragraph-rsid="001ec4b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f467e" officeooo:paragraph-rsid="001f467e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weight="normal" officeooo:rsid="001f467e" officeooo:paragraph-rsid="001f467e" style:font-size-asian="10.5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2pt" fo:font-weight="normal" officeooo:rsid="001f467e" officeooo:paragraph-rsid="001f467e" style:font-size-asian="10.5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2pt" fo:font-weight="normal" officeooo:rsid="001f467e" officeooo:paragraph-rsid="001f467e" style:font-size-asian="10.5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12pt" fo:font-weight="normal" officeooo:rsid="001f467e" officeooo:paragraph-rsid="001f83b2" style:font-size-asian="10.5pt" style:font-weight-asian="normal" style:font-size-complex="12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size="12pt" fo:font-weight="normal" officeooo:rsid="001f467e" officeooo:paragraph-rsid="001f83b2" style:font-size-asian="10.5pt" style:font-weight-asian="normal" style:font-size-complex="12pt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fo:font-size="12pt" fo:font-weight="normal" officeooo:rsid="001f467e" officeooo:paragraph-rsid="001f83b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f83b2" officeooo:paragraph-rsid="001f83b2" style:font-size-asian="10.5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fo:font-size="12pt" fo:font-weight="normal" officeooo:rsid="001f83b2" officeooo:paragraph-rsid="001f83b2" style:font-size-asian="10.5pt" style:font-weight-asian="normal" style:font-size-complex="12pt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fo:font-size="12pt" fo:font-weight="normal" officeooo:rsid="001f83b2" officeooo:paragraph-rsid="001f83b2" style:font-size-asian="10.5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fo:font-size="12pt" fo:font-weight="normal" officeooo:rsid="001f83b2" officeooo:paragraph-rsid="001f83b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12b6c" officeooo:paragraph-rsid="00212b6c" style:font-size-asian="10.5pt" style:font-weight-asian="normal" style:font-size-complex="12pt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fo:font-size="12pt" fo:font-weight="normal" officeooo:rsid="00212b6c" officeooo:paragraph-rsid="00212b6c" style:font-size-asian="10.5pt" style:font-weight-asian="normal" style:font-size-complex="12pt" style:font-weight-complex="normal"/>
    </style:style>
    <style:style style:name="T1" style:family="text">
      <style:text-properties officeooo:rsid="001e1a52"/>
    </style:style>
    <style:style style:name="T2" style:family="text">
      <style:text-properties officeooo:rsid="001ec4b5"/>
    </style:style>
    <style:style style:name="T3" style:family="text">
      <style:text-properties officeooo:rsid="001f83b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2014b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 FONCTIONNELS</text:p>
      <text:p text:style-name="P2"/>
      <text:p text:style-name="P4">Lot 1</text:p>
      <text:p text:style-name="P4"/>
      <text:p text:style-name="P4">page d’accueil</text:p>
      <text:p text:style-name="P4"/>
      <text:list xml:id="list2285802923" text:style-name="L1">
        <text:list-item>
          <text:p text:style-name="P5">barre de navigation <text:span text:style-name="T1">avec 4 liens, dont 2 qui ouvrent une fenêtre modale et 1 un menu déroulant</text:span></text:p>
        </text:list-item>
        <text:list-item>
          <text:p text:style-name="P8">Logo qui représente l’association</text:p>
        </text:list-item>
        <text:list-item>
          <text:p text:style-name="P6">barre de navigation <text:span text:style-name="T1">avec 4 liens. Navigation en scrollspy</text:span></text:p>
        </text:list-item>
        <text:list-item>
          <text:p text:style-name="P8">un carrousel d’images</text:p>
        </text:list-item>
        <text:list-item>
          <text:p text:style-name="P8">présentation de l’association</text:p>
        </text:list-item>
        <text:list-item>
          <text:p text:style-name="P8">dans cette même présentation, un bouton histoire pour en savoir plus</text:p>
        </text:list-item>
        <text:list-item>
          <text:p text:style-name="P8">photos de l’équipe</text:p>
        </text:list-item>
        <text:list-item>
          <text:p text:style-name="P8">pied de page</text:p>
        </text:list-item>
      </text:list>
      <text:p text:style-name="P3"/>
      <text:p text:style-name="P4">Lot 2</text:p>
      <text:p text:style-name="P4"/>
      <text:p text:style-name="P12">page d’accueil</text:p>
      <text:p text:style-name="P12"/>
      <text:list xml:id="list4260753797" text:style-name="L3">
        <text:list-item>
          <text:p text:style-name="P13">barre de navigation avec 1 lien de connexion</text:p>
        </text:list-item>
        <text:list-item>
          <text:p text:style-name="P7"><text:span text:style-name="T1">Logo qui représente l’association</text:span></text:p>
        </text:list-item>
        <text:list-item>
          <text:p text:style-name="P7">barre de navigation <text:span text:style-name="T1">avec 4 liens. Navigation en scrollspy</text:span></text:p>
        </text:list-item>
        <text:list-item>
          <text:p text:style-name="P10">un<text:span text:style-name="T2">e</text:span> image <text:span text:style-name="T2">de fond</text:span></text:p>
        </text:list-item>
        <text:list-item>
          <text:p text:style-name="P10">présentation de l’association <text:span text:style-name="T2">avec du texte et des images</text:span></text:p>
        </text:list-item>
        <text:list-item>
          <text:p text:style-name="P10">dans cette même présentation, un bouton histoire pour en savoir plus</text:p>
        </text:list-item>
        <text:list-item>
          <text:p text:style-name="P10">photos de l’équipe</text:p>
        </text:list-item>
        <text:list-item>
          <text:p text:style-name="P10">pied de page</text:p>
        </text:list-item>
      </text:list>
      <text:p text:style-name="P9"/>
      <text:p text:style-name="P9"/>
      <text:p text:style-name="P14">page d’accueil du back office</text:p>
      <text:p text:style-name="P14"/>
      <text:list xml:id="list1880858459" text:style-name="L2">
        <text:list-item>
          <text:p text:style-name="P15">formulaire de connexion ET d’inscription</text:p>
        </text:list-item>
      </text:list>
      <text:p text:style-name="P14"/>
      <text:p text:style-name="P14">espace membre du back office</text:p>
      <text:p text:style-name="P14"/>
      <text:list xml:id="list3336201852" text:style-name="L4">
        <text:list-item>
          <text:p text:style-name="P16">barre de navigation avec 3 liens <text:span text:style-name="T3">et un logo</text:span></text:p>
        </text:list-item>
        <text:list-item>
          <text:p text:style-name="P16">message de bienvenue lors de la connexion</text:p>
        </text:list-item>
        <text:list-item>
          <text:p text:style-name="P16">bouton pour ajouter du contenu</text:p>
        </text:list-item>
        <text:list-item>
          <text:p text:style-name="P16">tableau qui liste les données</text:p>
        </text:list-item>
      </text:list>
      <text:p text:style-name="P14"/>
      <text:p text:style-name="P21">page de création de contenu</text:p>
      <text:p text:style-name="P21"/>
      <text:list xml:id="list1988549341" text:style-name="L6">
        <text:list-item>
          <text:p text:style-name="P19">barre de navigation avec 3 liens <text:span text:style-name="T3">et un logo</text:span></text:p>
        </text:list-item>
        <text:list-item>
          <text:p text:style-name="P22">message de confirmation de création</text:p>
        </text:list-item>
        <text:list-item>
          <text:p text:style-name="P22">formulaire avec 7 champs, dont un pour <text:span text:style-name="T4">télécharger une image</text:span></text:p>
        </text:list-item>
      </text:list>
      <text:p text:style-name="P14"/>
      <text:p text:style-name="P21">page de modification de contenu</text:p>
      <text:p text:style-name="P21"/>
      <text:list xml:id="list522162120" text:style-name="L7">
        <text:list-item>
          <text:p text:style-name="P20">barre de navigation avec 3 liens <text:span text:style-name="T3">et un logo</text:span></text:p>
        </text:list-item>
        <text:list-item>
          <text:p text:style-name="P23">message de confirmation de modification</text:p>
        </text:list-item>
        <text:list-item>
          <text:p text:style-name="P23">formulaire <text:span text:style-name="T4">pré-rempli</text:span> avec 7 champs, dont un pour <text:span text:style-name="T4">télécharger une image</text:span></text:p>
        </text:list-item>
      </text:list>
      <text:p text:style-name="P14"><text:soft-page-break/></text:p>
      <text:p text:style-name="P14"/>
      <text:p text:style-name="P14">page de paramètres du compteur</text:p>
      <text:p text:style-name="P14"/>
      <text:list xml:id="list2020319634" text:style-name="L5">
        <text:list-item>
          <text:p text:style-name="P18">barre de navigation avec 3 liens <text:span text:style-name="T3">et un logo</text:span></text:p>
        </text:list-item>
        <text:list-item>
          <text:p text:style-name="P17">formulaire <text:span text:style-name="T4">pré-rempli</text:span> pour modifier ses identifiants de connexion</text:p>
        </text:list-item>
        <text:list-item>
          <text:p text:style-name="P24">message de confirmation de modification des identifiants de connexion</text:p>
        </text:list-item>
        <text:list-item>
          <text:p text:style-name="P17">bouton pour supprimer son compte administrateur</text:p>
        </text:list-item>
      </text:list>
      <text:p text:style-name="P14"/>
      <text:p text:style-name="P14"/>
      <text:p text:style-name="P25">Lot 3</text:p>
      <text:p text:style-name="P25"/>
      <text:p text:style-name="P25">page d’accueil</text:p>
      <text:p text:style-name="P25"/>
      <text:list xml:id="list2256511690" text:style-name="L8">
        <text:list-item>
          <text:p text:style-name="P26">calendrier pour sélectionner un atelier <text:span text:style-name="T5">si on est connecté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6:23:27.185390257</meta:creation-date>
    <dc:date>2017-06-07T20:48:02.776365620</dc:date>
    <meta:editing-duration>PT54M33S</meta:editing-duration>
    <meta:editing-cycles>11</meta:editing-cycles>
    <meta:generator>LibreOffice/5.3.1.2$Linux_x86 LibreOffice_project/30m0$Build-2</meta:generator>
    <meta:document-statistic meta:table-count="0" meta:image-count="0" meta:object-count="0" meta:page-count="2" meta:paragraph-count="44" meta:word-count="299" meta:character-count="1691" meta:non-whitespace-character-count="1468"/>
  </office:meta>
</office:document-meta>
</file>